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b11f" officeooo:paragraph-rsid="0014b11f"/>
    </style:style>
    <style:style style:name="P2" style:family="paragraph" style:parent-style-name="Standard">
      <style:text-properties officeooo:rsid="00161241" officeooo:paragraph-rsid="00161241"/>
    </style:style>
    <style:style style:name="T1" style:family="text">
      <style:text-properties officeooo:rsid="00161241"/>
    </style:style>
    <style:style style:name="T2" style:family="text">
      <style:text-properties fo:font-style="italic" style:font-style-asian="italic" style:font-style-complex="italic"/>
    </style:style>
    <style:style style:name="T3" style:family="text">
      <style:text-properties fo:font-style="italic" officeooo:rsid="00161241" style:font-style-asian="italic" style:font-style-complex="italic"/>
    </style:style>
    <style:style style:name="T4" style:family="text">
      <style:text-properties officeooo:rsid="001a92c2"/>
    </style:style>
    <style:style style:name="T5" style:family="text">
      <style:text-properties officeooo:rsid="001b14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ampunk RTS Treatment Linus</text:p>
      <text:p text:style-name="P1"/>
      <text:p text:style-name="P1">1. Handlung</text:p>
      <text:p text:style-name="P1">1.1 militärische Entwicklung</text:p>
      <text:p text:style-name="P1"/>
      <text:p text:style-name="P1">Der junge Militär Wilhelm Böhm bekommt bei einem Übungsmanöver<text:span text:style-name="T2"> </text:span><text:span text:style-name="T3">[Tutorial]</text:span><text:span text:style-name="T2"> </text:span>in einer Kolonie den Auftrag als Kommandant einer Spezialeinheit feindliche Widerständler auszuschalten. Vor Ort erkennt er, dass es sich um eine zivile Demonstration handelt. Er verweigert den Befehl und desertiert mit einer handvoll Kameraden. Er flieht zurück ins Heimatland und gründet eine Befreiungsarmee die mit einem Guerillakrieg gegen den Staat vorgehen will. <text:span text:style-name="T3">[Beginn des Hauptspiels]</text:span></text:p>
      <text:p text:style-name="P1">Nach einem erfolgreichen Lauf als Rebellion, wenn auch am Ende der Guerillataktik und kurz vor dem organisatorischen und militärischen Wechsel zu einer klassischeren Taktik<text:span text:style-name="T2"> </text:span><text:span text:style-name="T3">[Größere Auswahl an Truppen, Errichten eigener Infrastruktur, Kampf um Bahnlinie]</text:span><text:span text:style-name="T2"> </text:span>initiiert Wilhelm selbst einen Terroranschlag auf eine Stätte einer in den eigenen Reihen verhassten, fanatischen und mächtigen, aber zivilen religiösen Sekte, bei dem sämtliche Mitglieder umkommen. Diese Aktion wird größtenteils positiv aufgefasst, schürt aber zum ersten Mal Widerstand in seinen eigenen Reihen, die ihm Vorwerfen, seine eigenen Prinzipien zu verraten. Auf Drängen seiner Berater lässt Wilhelm die Kritiker schnell verstummen und krempelt seine Armee zu einer deutlich <text:span text:style-name="T4">autoritäreren</text:span> und dem Staat ebenbürtigen <text:span text:style-name="T1">Einheit um.</text:span></text:p>
      <text:p text:style-name="P2">Als der Staat fast gestürzt ist und die Revolutionäre einen Sieg in der Hauptstadt<text:span text:style-name="T2"> [finale Mission / Abschnitt?] </text:span>davon entfernt sind, beinahe die gesamte Landkarte kontrollieren, wird Kritik an seiner Führerschaft von diversen Seiten lauter und er sieht sich gezwungen, eine gro<text:span text:style-name="T5">ß</text:span>e, nicht genehmigte Demonstration von Spezialkräften neutralisieren zu lassen. Er tarnt dies als Anschlag des Staats, um sein Gesicht zu <text:span text:style-name="T4">wahre</text:span>n, wird sich aber zunehmend seinen eigenen Fehlannahmen und Einstellungen bewus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8T17:03:54.742000000</meta:creation-date>
    <dc:date>2021-04-08T17:45:28.769000000</dc:date>
    <meta:editing-duration>PT3M24S</meta:editing-duration>
    <meta:editing-cycles>5</meta:editing-cycles>
    <meta:generator>LibreOffice/6.2.2.2$Windows_X86_64 LibreOffice_project/2b840030fec2aae0fd2658d8d4f9548af4e3518d</meta:generator>
    <meta:document-statistic meta:table-count="0" meta:image-count="0" meta:object-count="0" meta:page-count="1" meta:paragraph-count="6" meta:word-count="254" meta:character-count="1833" meta:non-whitespace-character-count="1585"/>
  </office:meta>
</office:document-meta>
</file>